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0853d" officeooo:paragraph-rsid="000085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is an image linked from the web :</text:p>
      <text:p text:style-name="P1"><draw:frame draw:style-name="fr1" draw:name="Image1" text:anchor-type="paragraph" svg:x="0.298cm" svg:y="0.171cm" svg:width="1.852cm" svg:height="0.767cm" draw:z-index="0"><draw:image xlink:href="http://ask.libreoffice.org/m/tdf/media/images/tdf-logo.png?v=7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23:21:02.091635280</meta:creation-date>
    <dc:date>2014-10-27T23:22:54.060958360</dc:date>
    <meta:editing-duration>PT1M53S</meta:editing-duration>
    <meta:editing-cycles>1</meta:editing-cycles>
    <meta:document-statistic meta:table-count="0" meta:image-count="1" meta:object-count="0" meta:page-count="1" meta:paragraph-count="1" meta:word-count="9" meta:character-count="38" meta:non-whitespace-character-count="30"/>
    <meta:generator>LibreOffice/4.3.2.2.0$Linux_X86_64 LibreOffice_project/430m0$Build-2</meta:generator>
  </office:meta>
</office:document-meta>
</file>